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62.9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55mm"/>
    </style:style>
    <style:style style:name="co16" style:family="table-column">
      <style:table-column-properties fo:break-before="auto" style:column-width="53.38mm"/>
    </style:style>
    <style:style style:name="co17" style:family="table-column">
      <style:table-column-properties fo:break-before="auto" style:column-width="158.22mm"/>
    </style:style>
    <style:style style:name="co18" style:family="table-column">
      <style:table-column-properties fo:break-before="auto" style:column-width="158.49mm"/>
    </style:style>
    <style:style style:name="co19" style:family="table-column">
      <style:table-column-properties fo:break-before="auto" style:column-width="158.77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9.79mm"/>
    </style:style>
    <style:style style:name="co23" style:family="table-column">
      <style:table-column-properties fo:break-before="auto" style:column-width="13.09mm"/>
    </style:style>
    <style:style style:name="co24" style:family="table-column">
      <style:table-column-properties fo:break-before="auto" style:column-width="9.3mm"/>
    </style:style>
    <style:style style:name="co25" style:family="table-column">
      <style:table-column-properties fo:break-before="auto" style:column-width="8.22mm"/>
    </style:style>
    <style:style style:name="co26" style:family="table-column">
      <style:table-column-properties fo:break-before="auto" style:column-width="10.65mm"/>
    </style:style>
    <style:style style:name="co27" style:family="table-column">
      <style:table-column-properties fo:break-before="auto" style:column-width="7.41mm"/>
    </style:style>
    <style:style style:name="co28" style:family="table-column">
      <style:table-column-properties fo:break-before="auto" style:column-width="35.12mm"/>
    </style:style>
    <style:style style:name="co29" style:family="table-column">
      <style:table-column-properties fo:break-before="auto" style:column-width="25.05mm"/>
    </style:style>
    <style:style style:name="co30" style:family="table-column">
      <style:table-column-properties fo:break-before="auto" style:column-width="33.76mm"/>
    </style:style>
    <style:style style:name="co31" style:family="table-column">
      <style:table-column-properties fo:break-before="auto" style:column-width="18.5mm"/>
    </style:style>
    <style:style style:name="co32" style:family="table-column">
      <style:table-column-properties fo:break-before="auto" style:column-width="37.31mm"/>
    </style:style>
    <style:style style:name="co33" style:family="table-column">
      <style:table-column-properties fo:break-before="auto" style:column-width="19.05mm"/>
    </style:style>
    <style:style style:name="co34" style:family="table-column">
      <style:table-column-properties fo:break-before="auto" style:column-width="46.57mm"/>
    </style:style>
    <style:style style:name="co35" style:family="table-column">
      <style:table-column-properties fo:break-before="auto" style:column-width="20.73mm"/>
    </style:style>
    <style:style style:name="co36" style:family="table-column">
      <style:table-column-properties fo:break-before="auto" style:column-width="20.69mm"/>
    </style:style>
    <style:style style:name="co37" style:family="table-column">
      <style:table-column-properties fo:break-before="auto" style:column-width="29.95mm"/>
    </style:style>
    <style:style style:name="co38" style:family="table-column">
      <style:table-column-properties fo:break-before="auto" style:column-width="39.76mm"/>
    </style:style>
    <style:style style:name="co39" style:family="table-column">
      <style:table-column-properties fo:break-before="auto" style:column-width="31.86mm"/>
    </style:style>
    <style:style style:name="co40" style:family="table-column">
      <style:table-column-properties fo:break-before="auto" style:column-width="14.43mm"/>
    </style:style>
    <style:style style:name="co41" style:family="table-column">
      <style:table-column-properties fo:break-before="auto" style:column-width="11.69mm"/>
    </style:style>
    <style:style style:name="co47" style:family="table-column">
      <style:table-column-properties fo:break-before="auto" style:column-width="25.31mm"/>
    </style:style>
    <style:style style:name="co48" style:family="table-column">
      <style:table-column-properties fo:break-before="auto" style:column-width="24.5mm"/>
    </style:style>
    <style:style style:name="co49" style:family="table-column">
      <style:table-column-properties fo:break-before="auto" style:column-width="23.9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28.05mm"/>
    </style:style>
    <style:style style:name="co52" style:family="table-column">
      <style:table-column-properties fo:break-before="auto" style:column-width="42.74mm"/>
    </style:style>
    <style:style style:name="co53" style:family="table-column">
      <style:table-column-properties fo:break-before="auto" style:column-width="113.82mm"/>
    </style:style>
    <style:style style:name="co54" style:family="table-column">
      <style:table-column-properties fo:break-before="auto" style:column-width="20.14mm"/>
    </style:style>
    <style:style style:name="co55" style:family="table-column">
      <style:table-column-properties fo:break-before="auto" style:column-width="22.05mm"/>
    </style:style>
    <style:style style:name="co56" style:family="table-column">
      <style:table-column-properties fo:break-before="auto" style:column-width="38.3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1" style:family="table-cell" style:parent-style-name="Default">
      <style:table-cell-properties fo:border="0.06pt solid #000000"/>
    </style:style>
    <style:style style:name="ce194" style:family="table-cell" style:parent-style-name="Default">
      <style:table-cell-properties fo:background-color="transparent" fo:border="0.06pt solid #000000"/>
    </style:style>
    <style:style style:name="ce27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99ccff" fo:border="0.06pt solid #000000"/>
    </style:style>
    <style:style style:name="ce282" style:family="table-cell" style:parent-style-name="Default">
      <style:table-cell-properties fo:background-color="#e6e6e6" fo:border="0.06pt solid #000000"/>
    </style:style>
    <style:style style:name="ce300" style:family="table-cell" style:parent-style-name="Default">
      <style:table-cell-properties fo:background-color="#cccccc" fo:border="0.06pt solid #000000"/>
    </style:style>
    <style:style style:name="ce301" style:family="table-cell" style:parent-style-name="Default">
      <style:table-cell-properties fo:background-color="#0000ff" fo:border="0.06pt solid #000000"/>
    </style:style>
    <style:style style:name="ce302" style:family="table-cell" style:parent-style-name="Default">
      <style:table-cell-properties fo:background-color="#00ae00" fo:border="0.06pt solid #000000"/>
    </style:style>
    <style:style style:name="ce303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e6e6ff" fo:border="0.06pt solid #000000"/>
    </style:style>
    <style:style style:name="ce309" style:family="table-cell" style:parent-style-name="Default">
      <style:table-cell-properties fo:background-color="#e6e6ff" fo:border="0.99pt solid #000000"/>
    </style:style>
    <style:style style:name="ce310" style:family="table-cell" style:parent-style-name="Default">
      <style:table-cell-properties fo:background-color="#c2d2f9" fo:border="0.06pt solid #000000"/>
    </style:style>
    <style:style style:name="ce1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59" style:family="table-cell" style:parent-style-name="Default">
      <style:table-cell-properties fo:background-color="transparent" style:shrink-to-fit="true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87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0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97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4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2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6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9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2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78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289" style:family="table-cell" style:parent-style-name="Default">
      <style:table-cell-properties fo:background-color="#cccccc" fo:border="0.06pt solid #000000"/>
    </style:style>
    <style:style style:name="ce290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2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6e6ff" fo:border="0.06pt solid #000000"/>
    </style:style>
    <style:style style:name="ce298" style:family="table-cell" style:parent-style-name="Default">
      <style:table-cell-properties fo:background-color="#e6e6ff" fo:border="0.99pt solid #000000"/>
    </style:style>
    <style:style style:name="ce299" style:family="table-cell" style:parent-style-name="Default">
      <style:table-cell-properties fo:background-color="#c2d2f9" fo:border="0.06pt solid #000000"/>
    </style:style>
    <style:style style:name="ce31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59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1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3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5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7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4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9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Results.$A$2:$Results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Results.$A$2:$Results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Results.$A$2:$Results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Results.$A$2:$Results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Results.$A$2:$Results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8" table:default-cell-style-name="ce20"/>
        <table:table-column table:style-name="co9" table:default-cell-style-name="ce20"/>
        <table:table-column table:style-name="co10" table:default-cell-style-name="ce26"/>
        <table:table-column table:style-name="co12" table:default-cell-style-name="ce26"/>
        <table:table-column table:style-name="co13" table:default-cell-style-name="ce33"/>
        <table:table-column table:style-name="co15" table:default-cell-style-name="ce26"/>
        <table:table-column table:style-name="co16" table:default-cell-style-name="ce26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3">
          <table:table-cell table:style-name="ce18" table:content-validation-name="val1" office:value-type="string" calcext:value-type="string">
            <text:p><text:s text:c="2"/>Generate / Refresh Overview:</text:p>
          </table:table-cell>
          <table:table-cell table:style-name="ce18" table:content-validation-name="val2"/>
          <table:table-cell table:style-name="ce27" office:value-type="string" calcext:value-type="string">
            <text:p>Default</text:p>
          </table:table-cell>
          <table:table-cell table:style-name="ce18"/>
          <table:table-cell table:style-name="ce31" table:content-validation-name="val3"/>
          <table:table-cell table:style-name="ce18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19" table:content-validation-name="val1" office:value-type="string" calcext:value-type="string">
            <text:p>View</text:p>
          </table:table-cell>
          <table:table-cell table:style-name="ce19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2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20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23" table:number-columns-repeated="4" table:default-cell-style-name="ce33"/>
        <table:table-column table:style-name="co24" table:number-columns-repeated="2" table:default-cell-style-name="ce33"/>
        <table:table-column table:style-name="co25" table:default-cell-style-name="ce33"/>
        <table:table-column table:style-name="co26" table:number-columns-repeated="2" table:default-cell-style-name="ce33"/>
        <table:table-column table:style-name="co25" table:default-cell-style-name="ce33"/>
        <table:table-column table:style-name="co27" table:default-cell-style-name="ce33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36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19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19" office:value-type="string" calcext:value-type="string">
            <text:p>Notes 1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5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2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0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3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97" table:content-validation-name="val5" office:value-type="string" calcext:value-type="string">
            <text:p>&gt; Phase 0 result</text:p>
          </table:table-cell>
          <table:table-cell table:style-name="ce197" table:content-validation-name="val6"/>
          <table:table-cell table:style-name="ce204" table:content-validation-name="val7"/>
          <table:table-cell table:style-name="ce207" table:content-validation-name="val8" office:value-type="string" calcext:value-type="string">
            <text:p>&gt; Phase 1 result</text:p>
          </table:table-cell>
          <table:table-cell table:style-name="ce207" table:content-validation-name="val9"/>
          <table:table-cell table:style-name="ce204" table:content-validation-name="val10"/>
          <table:table-cell table:style-name="ce207" table:content-validation-name="val11" office:value-type="string" calcext:value-type="string">
            <text:p>&gt; Phase 2 result</text:p>
          </table:table-cell>
          <table:table-cell table:style-name="ce207" table:content-validation-name="val12"/>
          <table:table-cell table:style-name="ce204" table:content-validation-name="val13"/>
          <table:table-cell table:style-name="ce207" table:content-validation-name="val14" office:value-type="string" calcext:value-type="string">
            <text:p>&gt; Phase 3 result</text:p>
          </table:table-cell>
          <table:table-cell table:style-name="ce207" table:content-validation-name="val15"/>
          <table:table-cell table:style-name="ce204" table:content-validation-name="val16"/>
          <table:table-cell table:style-name="ce207" table:content-validation-name="val17" office:value-type="string" calcext:value-type="string">
            <text:p>&gt; Phase 4 result</text:p>
          </table:table-cell>
          <table:table-cell table:style-name="ce207" table:content-validation-name="val18"/>
          <table:table-cell table:style-name="ce204" table:content-validation-name="val19"/>
          <table:table-cell table:style-name="ce207" table:content-validation-name="val20" office:value-type="string" calcext:value-type="string">
            <text:p>&gt; Phase 5 result</text:p>
          </table:table-cell>
          <table:table-cell table:style-name="ce207" table:content-validation-name="val21"/>
          <table:table-cell table:style-name="ce245" table:content-validation-name="val1" office:value-type="string" calcext:value-type="string">
            <text:p>Notes 1</text:p>
          </table:table-cell>
          <table:table-cell table:style-name="ce245" office:value-type="string" calcext:value-type="string">
            <text:p>Notes 2</text:p>
          </table:table-cell>
          <table:table-cell table:style-name="ce24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4" office:value-type="string" calcext:value-type="string">
            <text:p>Mutual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u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Switch animatio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Jump (Ground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Jump (Ground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Idle (Airborne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Idle (Airborne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4" table:content-validation-name="val5" office:value-type="string" calcext:value-type="string">
            <text:p>Grab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Grab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Grab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5" table:content-validation-name="val5" office:value-type="string" calcext:value-type="string">
            <text:p>Block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Block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Block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Magic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Magic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age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No effect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Mutual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Mutual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4" office:value-type="string" calcext:value-type="string">
              <text:p>Cancels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Cancels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Cancels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4" office:value-type="string" calcext:value-type="string">
              <text:p>Mutual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Mutual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Mutual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Mutual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4" office:value-type="string" calcext:value-type="string">
              <text:p>Undecided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Impossible?</text:p>
            </table:table-cell>
            <table:table-cell table:style-name="ce93" table:content-validation-name="val8"/>
            <table:table-cell table:style-name="ce95" table:content-validation-name="val9"/>
            <table:table-cell table:style-name="ce98" table:content-validation-name="val10" office:value-type="string" calcext:value-type="string">
              <text:p>Impossible?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5" table:content-validation-name="val13" office:value-type="string" calcext:value-type="string">
              <text:p>Impossible?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8" table:content-validation-name="val14"/>
          <table:table-cell table:style-name="ce111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Switch animation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Special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age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No effect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u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u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Switch animation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Switch animatio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Switch animatio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Jump (Ground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Jump (Ground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Jump (Ground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Idle (Airborne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Idle (Airborne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Idle (Airborne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Grab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Grab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Grab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Block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Block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Block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Magic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Magic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Magic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age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No effect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No effect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Mutual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Mutual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Mutual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81" table:content-validation-name="val4"/>
          <table:table-cell table:style-name="ce86" table:content-validation-name="val5"/>
          <table:table-cell table:style-name="ce88" table:content-validation-name="val6"/>
          <table:table-cell table:style-name="ce91" table:content-validation-name="val7"/>
          <table:table-cell table:style-name="ce94" table:content-validation-name="val8"/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7" table:default-cell-style-name="ce187"/>
        <table:table-column table:style-name="co38" table:default-cell-style-name="ce187"/>
        <table:table-column table:style-name="co39" table:default-cell-style-name="ce187"/>
        <table:table-column table:style-name="co40" table:default-cell-style-name="ce259"/>
        <table:table-column table:style-name="co41" table:default-cell-style-name="ce187"/>
        <table:table-column table:style-name="co11" table:number-columns-repeated="2" table:default-cell-style-name="Default"/>
        <table:table-row table:style-name="ro2">
          <table:table-cell table:style-name="ce272" office:value-type="string" calcext:value-type="string">
            <text:p>Input List</text:p>
          </table:table-cell>
          <table:table-cell table:style-name="ce272" office:value-type="string" calcext:value-type="string">
            <text:p>Input Name</text:p>
          </table:table-cell>
          <table:table-cell table:style-name="ce272" office:value-type="string" calcext:value-type="string">
            <text:p>Button</text:p>
          </table:table-cell>
          <table:table-cell table:style-name="ce258" office:value-type="string" calcext:value-type="string">
            <text:p>Group</text:p>
          </table:table-cell>
          <table:table-cell table:style-name="ce27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25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25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7" table:default-cell-style-name="ce187"/>
        <table:table-column table:style-name="co34" table:default-cell-style-name="ce187"/>
        <table:table-column table:style-name="co14" table:default-cell-style-name="ce187"/>
        <table:table-column table:style-name="co48" table:number-columns-repeated="2" table:default-cell-style-name="ce149"/>
        <table:table-column table:style-name="co49" table:default-cell-style-name="ce149"/>
        <table:table-column table:style-name="co50" table:default-cell-style-name="ce149"/>
        <table:table-column table:style-name="co51" table:default-cell-style-name="ce149"/>
        <table:table-column table:style-name="co52" table:default-cell-style-name="ce149"/>
        <table:table-column table:style-name="co53" table:default-cell-style-name="ce187"/>
        <table:table-column table:style-name="co11" table:default-cell-style-name="Default"/>
        <table:table-row table:style-name="ro2">
          <table:table-cell table:style-name="ce272" office:value-type="string" calcext:value-type="string">
            <text:p>Short Name</text:p>
          </table:table-cell>
          <table:table-cell table:style-name="ce272" office:value-type="string" calcext:value-type="string">
            <text:p>Full Name</text:p>
          </table:table-cell>
          <table:table-cell table:style-name="ce272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2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table:table-column table:style-name="co42" table:default-cell-style-name="ce187"/>
        <table:table-column table:style-name="co14" table:default-cell-style-name="ce187"/>
        <table:table-column table:style-name="co43" table:default-cell-style-name="ce187"/>
        <table:table-column table:style-name="co44" table:default-cell-style-name="ce187"/>
        <table:table-row table:style-name="ro2">
          <table:table-cell table:style-name="ce272" office:value-type="string" calcext:value-type="string">
            <text:p>List of Results:</text:p>
          </table:table-cell>
          <table:table-cell table:style-name="ce272" office:value-type="string" calcext:value-type="string">
            <text:p>Color</text:p>
          </table:table-cell>
          <table:table-cell table:number-columns-repeated="2" table:style-name="ce272" office:value-type="string" calcext:value-type="string">
            <text:p>Explanation for the user:</text:p>
          </table:table-cell>
        </table:table-row>
        <table:table-row table:style-name="ro2">
          <table:table-cell table:style-name="ce190" office:value-type="string" calcext:value-type="string">
            <text:p>Undecided</text:p>
          </table:table-cell>
          <table:table-cell table:style-name="ce190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0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0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0" office:value-type="string" calcext:value-type="string">
            <text:p>Prereq</text:p>
          </table:table-cell>
          <table:table-cell table:style-name="ce29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0" office:value-type="string" calcext:value-type="string">
            <text:p>Mutual</text:p>
          </table:table-cell>
          <table:table-cell table:style-name="ce2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0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0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0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0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0" office:value-type="string" calcext:value-type="string">
            <text:p>---</text:p>
          </table:table-cell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6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125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7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8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9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4" table:default-cell-style-name="ce20"/>
        <table:table-column table:style-name="co55" table:default-cell-style-name="ce20"/>
        <table:table-column table:style-name="co20" table:default-cell-style-name="ce20"/>
        <table:table-column table:style-name="co12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23" table:number-columns-repeated="4" table:default-cell-style-name="ce33"/>
        <table:table-column table:style-name="co24" table:number-columns-repeated="2" table:default-cell-style-name="ce33"/>
        <table:table-column table:style-name="co25" table:default-cell-style-name="ce33"/>
        <table:table-column table:style-name="co26" table:number-columns-repeated="2" table:default-cell-style-name="ce33"/>
        <table:table-column table:style-name="co25" table:default-cell-style-name="ce33"/>
        <table:table-column table:style-name="co27" table:default-cell-style-name="ce33"/>
        <table:table-column table:style-name="co54" table:default-cell-style-name="ce20"/>
        <table:table-column table:style-name="co16" table:default-cell-style-name="ce20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311" office:value-type="string" calcext:value-type="string">
            <text:p>Hit</text:p>
          </table:table-cell>
          <table:table-cell table:style-name="ce311" office:value-type="string" calcext:value-type="string">
            <text:p>Frames</text:p>
          </table:table-cell>
          <table:table-cell table:style-name="ce311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97" table:content-validation-name="val5" office:value-type="string" calcext:value-type="string">
            <text:p>&gt; Phase 0 result</text:p>
          </table:table-cell>
          <table:table-cell table:style-name="ce197" table:content-validation-name="val6"/>
          <table:table-cell table:style-name="ce204" table:content-validation-name="val7"/>
          <table:table-cell table:style-name="ce207" table:content-validation-name="val8" office:value-type="string" calcext:value-type="string">
            <text:p>&gt; Phase 1 result</text:p>
          </table:table-cell>
          <table:table-cell table:style-name="ce207" table:content-validation-name="val9"/>
          <table:table-cell table:style-name="ce204" table:content-validation-name="val10"/>
          <table:table-cell table:style-name="ce207" table:content-validation-name="val11" office:value-type="string" calcext:value-type="string">
            <text:p>&gt; Phase 2 result</text:p>
          </table:table-cell>
          <table:table-cell table:style-name="ce207" table:content-validation-name="val12"/>
          <table:table-cell table:style-name="ce204" table:content-validation-name="val13"/>
          <table:table-cell table:style-name="ce207" table:content-validation-name="val14" office:value-type="string" calcext:value-type="string">
            <text:p>&gt; Phase 3 result</text:p>
          </table:table-cell>
          <table:table-cell table:style-name="ce207" table:content-validation-name="val15"/>
          <table:table-cell table:style-name="ce204" table:content-validation-name="val16"/>
          <table:table-cell table:style-name="ce207" table:content-validation-name="val17" office:value-type="string" calcext:value-type="string">
            <text:p>&gt; Phase 4 result</text:p>
          </table:table-cell>
          <table:table-cell table:style-name="ce207" table:content-validation-name="val18"/>
          <table:table-cell table:style-name="ce204" table:content-validation-name="val19"/>
          <table:table-cell table:style-name="ce207" table:content-validation-name="val20" office:value-type="string" calcext:value-type="string">
            <text:p>&gt; Phase 5 result</text:p>
          </table:table-cell>
          <table:table-cell table:style-name="ce207" table:content-validation-name="val21"/>
          <table:table-cell table:style-name="ce245" table:content-validation-name="val1" office:value-type="string" calcext:value-type="string">
            <text:p>Notes 1</text:p>
          </table:table-cell>
          <table:table-cell table:style-name="ce245" office:value-type="string" calcext:value-type="string">
            <text:p>Notes 2</text:p>
          </table:table-cell>
          <table:table-cell table:style-name="ce24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313" table:content-validation-name="val4" office:value-type="string" calcext:value-type="string">
            <text:p>Mutual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un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7" table:content-validation-name="val1" office:value-type="string" calcext:value-type="string">
            <text:p>Specialties of this sheet: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oll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Roll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Switch animation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Jump (Ground)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Jump (Ground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Jump (Ground)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Idle (Airborne)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Idle (Airborne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Idle (Airborne)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s2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s2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313" table:content-validation-name="val4" office:value-type="string" calcext:value-type="string">
            <text:p>Impossible?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s2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s2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t1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t1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4" table:content-validation-name="val8" office:value-type="string" calcext:value-type="string">
            <text:p>Attack t1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Buffers</text:p>
          </table:table-cell>
          <table:table-cell table:style-name="ce338" table:content-validation-name="val14" office:value-type="string" calcext:value-type="string">
            <text:p>Attack t1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313" table:content-validation-name="val4" office:value-type="string" calcext:value-type="string">
            <text:p>Cancels</text:p>
          </table:table-cell>
          <table:table-cell table:style-name="ce317" table:content-validation-name="val5" office:value-type="string" calcext:value-type="string">
            <text:p>Grab</text:p>
          </table:table-cell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Grab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Grab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Grab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313" table:content-validation-name="val4" office:value-type="string" calcext:value-type="string">
            <text:p>Cancels</text:p>
          </table:table-cell>
          <table:table-cell table:style-name="ce318" table:content-validation-name="val5" office:value-type="string" calcext:value-type="string">
            <text:p>Block</text:p>
          </table:table-cell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Block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Block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Block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313" table:content-validation-name="val4" office:value-type="string" calcext:value-type="string">
            <text:p>Undecided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Magic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Magic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Cancels</text:p>
          </table:table-cell>
          <table:table-cell table:style-name="ce338" table:content-validation-name="val14" office:value-type="string" calcext:value-type="string">
            <text:p>Magic</text:p>
          </table:table-cell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7" table:content-validation-name="val1" office:value-type="string" calcext:value-type="string">
            <text:p>Different functions: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313" table:content-validation-name="val4" office:value-type="string" calcext:value-type="string">
            <text:p>No effect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4" table:content-validation-name="val8" office:value-type="string" calcext:value-type="string">
            <text:p>Rage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No effect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8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313" table:content-validation-name="val4" office:value-type="string" calcext:value-type="string">
            <text:p>No effect</text:p>
          </table:table-cell>
          <table:table-cell table:style-name="ce316" table:content-validation-name="val5"/>
          <table:table-cell table:style-name="ce320" table:content-validation-name="val6"/>
          <table:table-cell table:style-name="ce322" table:content-validation-name="val7" office:value-type="string" calcext:value-type="string">
            <text:p>Mutual</text:p>
          </table:table-cell>
          <table:table-cell table:style-name="ce324" table:content-validation-name="val8"/>
          <table:table-cell table:style-name="ce326" table:content-validation-name="val9"/>
          <table:table-cell table:style-name="ce328" table:content-validation-name="val10" office:value-type="string" calcext:value-type="string">
            <text:p>Mutual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Mutual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 office:value-type="string" calcext:value-type="string">
            <text:p>§</text:p>
          </table:table-cell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0" table:content-validation-name="val1" office:value-type="string" calcext:value-type="string">
            <text:p>”Refresh”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313" table:content-validation-name="val4" office:value-type="string" calcext:value-type="string">
              <text:p>Cancels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Cancels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 office:value-type="string" calcext:value-type="string">
              <text:p>Cancels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Cancels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313" table:content-validation-name="val4" office:value-type="string" calcext:value-type="string">
              <text:p>Mutual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Mutual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 office:value-type="string" calcext:value-type="string">
              <text:p>Mutual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Mutual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313" table:content-validation-name="val4" office:value-type="string" calcext:value-type="string">
              <text:p>Undecided</text:p>
            </table:table-cell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 office:value-type="string" calcext:value-type="string">
              <text:p>Impossible?</text:p>
            </table:table-cell>
            <table:table-cell table:style-name="ce324" table:content-validation-name="val8"/>
            <table:table-cell table:style-name="ce326" table:content-validation-name="val9"/>
            <table:table-cell table:style-name="ce329" table:content-validation-name="val10" office:value-type="string" calcext:value-type="string">
              <text:p>Impossible?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6" table:content-validation-name="val13" office:value-type="string" calcext:value-type="string">
              <text:p>Impossible?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0" table:content-validation-name="val1" office:value-type="string" calcext:value-type="string">
              <text:p>”Refresh columns”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Default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313" table:content-validation-name="val4"/>
            <table:table-cell table:style-name="ce316" table:content-validation-name="val5"/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/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/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 office:value-type="string" calcext:value-type="string">
              <text:p>§</text:p>
            </table:table-cell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58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0" table:content-validation-name="val1" office:value-type="string" calcext:value-type="string">
            <text:p>”Generate inputs”.</text:p>
          </table:table-cell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No effect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oll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Switch animation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Jump (Ground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Special</text:p>
          </table:table-cell>
          <table:table-cell table:style-name="ce331" table:content-validation-name="val11" office:value-type="string" calcext:value-type="string">
            <text:p>Idle (Airborne)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s2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Buffers</text:p>
          </table:table-cell>
          <table:table-cell table:style-name="ce331" table:content-validation-name="val11" office:value-type="string" calcext:value-type="string">
            <text:p>Attack t1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Grab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Block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Magic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Cancels</text:p>
          </table:table-cell>
          <table:table-cell table:style-name="ce331" table:content-validation-name="val11" office:value-type="string" calcext:value-type="string">
            <text:p>Rage</text:p>
          </table:table-cell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314" table:content-validation-name="val4"/>
          <table:table-cell table:style-name="ce316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2" table:content-validation-name="val7"/>
          <table:table-cell table:style-name="ce324" table:content-validation-name="val8" office:value-type="string" calcext:value-type="string">
            <text:p>§</text:p>
          </table:table-cell>
          <table:table-cell table:style-name="ce326" table:content-validation-name="val9"/>
          <table:table-cell table:style-name="ce328" table:content-validation-name="val10" office:value-type="string" calcext:value-type="string">
            <text:p>Mutual</text:p>
          </table:table-cell>
          <table:table-cell table:style-name="ce331" table:content-validation-name="val11"/>
          <table:table-cell table:style-name="ce333" table:content-validation-name="val12"/>
          <table:table-cell table:style-name="ce335" table:content-validation-name="val13" office:value-type="string" calcext:value-type="string">
            <text:p>§</text:p>
          </table:table-cell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 office:value-type="string" calcext:value-type="string">
              <text:p>Cancels</text:p>
            </table:table-cell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314" table:content-validation-name="val4"/>
            <table:table-cell table:style-name="ce316" table:content-validation-name="val5" office:value-type="string" calcext:value-type="string">
              <text:p>§</text:p>
            </table:table-cell>
            <table:table-cell table:style-name="ce320" table:content-validation-name="val6"/>
            <table:table-cell table:style-name="ce322" table:content-validation-name="val7"/>
            <table:table-cell table:style-name="ce324" table:content-validation-name="val8" office:value-type="string" calcext:value-type="string">
              <text:p>§</text:p>
            </table:table-cell>
            <table:table-cell table:style-name="ce326" table:content-validation-name="val9"/>
            <table:table-cell table:style-name="ce328" table:content-validation-name="val10"/>
            <table:table-cell table:style-name="ce331" table:content-validation-name="val11"/>
            <table:table-cell table:style-name="ce333" table:content-validation-name="val12"/>
            <table:table-cell table:style-name="ce335" table:content-validation-name="val13" office:value-type="string" calcext:value-type="string">
              <text:p>§</text:p>
            </table:table-cell>
            <table:table-cell table:style-name="ce338" table:content-validation-name="val14"/>
            <table:table-cell table:style-name="ce341" table:content-validation-name="val15"/>
            <table:table-cell table:style-name="ce344" table:content-validation-name="val16"/>
            <table:table-cell table:style-name="ce346" table:content-validation-name="val17"/>
            <table:table-cell table:style-name="ce348" table:content-validation-name="val18"/>
            <table:table-cell table:style-name="ce350" table:content-validation-name="val19"/>
            <table:table-cell table:style-name="ce352" table:content-validation-name="val20"/>
            <table:table-cell table:style-name="ce354" table:content-validation-name="val21"/>
            <table:table-cell table:style-name="ce361" table:content-validation-name="val1"/>
            <table:table-cell table:style-name="ce369" table:number-columns-repeated="2"/>
            <table:table-cell table:style-name="ce37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un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un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a single animation is selected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4. generate rows and print various inputs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Roll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Roll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Switch animation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Switch animation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Switch animation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Jump (Ground)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Jump (Ground)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4" table:content-validation-name="val1" office:value-type="string" calcext:value-type="string">
            <text:p>”Generate variations”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Idle (Airborne)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Idle (Airborne)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s2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s2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a single animation is selected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s2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s2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t1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t1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Buffers</text:p>
          </table:table-cell>
          <table:table-cell table:style-name="ce340" table:content-validation-name="val14" office:value-type="string" calcext:value-type="string">
            <text:p>Attack t1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Buffers</text:p>
          </table:table-cell>
          <table:table-cell table:style-name="ce347" table:content-validation-name="val17" office:value-type="string" calcext:value-type="string">
            <text:p>Attack t1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4. generate rows according to the rules of Modifier Lis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Grab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Grab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Block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Block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 office:value-type="string" calcext:value-type="string">
            <text:p>Magic</text:p>
          </table:table-cell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 office:value-type="string" calcext:value-type="string">
            <text:p>Magic</text:p>
          </table:table-cell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4" table:content-validation-name="val1" office:value-type="string" calcext:value-type="string">
            <text:p>”Add conditional formatting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age</text:p>
          </table:table-cell>
          <table:table-cell table:style-name="ce334" table:content-validation-name="val12"/>
          <table:table-cell table:style-name="ce337" table:content-validation-name="val13" office:value-type="string" calcext:value-type="string">
            <text:p>No effect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No effect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2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Mutual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Mutual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1. delete existing rules for conditional formatting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 office:value-type="string" calcext:value-type="string">
            <text:p>Cancels</text:p>
          </table:table-cell>
          <table:table-cell table:style-name="ce332" table:content-validation-name="val11"/>
          <table:table-cell table:style-name="ce334" table:content-validation-name="val12"/>
          <table:table-cell table:style-name="ce337" table:content-validation-name="val13" office:value-type="string" calcext:value-type="string">
            <text:p>Cancels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 office:value-type="string" calcext:value-type="string">
            <text:p>Cancels</text:p>
          </table:table-cell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3" table:content-validation-name="val1" office:value-type="string" calcext:value-type="string">
            <text:p>2. find new rules for conditional formatting from Reactions sheet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5" table:content-validation-name="val1" office:value-type="string" calcext:value-type="string">
            <text:p>3. apply new rules for conditional formatting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7" table:content-validation-name="val1" office:value-type="string" calcext:value-type="string">
            <text:p>”Generate both inputs + variations for an animation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 office:value-type="string" calcext:value-type="string">
            <text:p>a combination of the above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6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 office:value-type="string" calcext:value-type="string">
            <text:p>§</text:p>
          </table:table-cell>
          <table:table-cell table:style-name="ce355" table:content-validation-name="val21"/>
          <table:table-cell table:style-name="ce36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315" table:content-validation-name="val4"/>
          <table:table-cell table:style-name="ce319" table:content-validation-name="val5" office:value-type="string" calcext:value-type="string">
            <text:p>§</text:p>
          </table:table-cell>
          <table:table-cell table:style-name="ce321" table:content-validation-name="val6"/>
          <table:table-cell table:style-name="ce323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/>
          <table:table-cell table:style-name="ce355" table:content-validation-name="val21"/>
          <table:table-cell table:style-name="ce368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315" table:content-validation-name="val4"/>
          <table:table-cell table:style-name="ce319" table:content-validation-name="val5"/>
          <table:table-cell table:style-name="ce321" table:content-validation-name="val6"/>
          <table:table-cell table:style-name="ce323" table:content-validation-name="val7"/>
          <table:table-cell table:style-name="ce325" table:content-validation-name="val8"/>
          <table:table-cell table:style-name="ce327" table:content-validation-name="val9"/>
          <table:table-cell table:style-name="ce330" table:content-validation-name="val10"/>
          <table:table-cell table:style-name="ce332" table:content-validation-name="val11"/>
          <table:table-cell table:style-name="ce334" table:content-validation-name="val12"/>
          <table:table-cell table:style-name="ce337" table:content-validation-name="val13"/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3" table:content-validation-name="val20"/>
          <table:table-cell table:style-name="ce355" table:content-validation-name="val21"/>
          <table:table-cell table:style-name="ce368" table:content-validation-name="val1"/>
          <table:table-cell table:style-name="ce370" table:number-columns-repeated="2"/>
          <table:table-cell table:style-name="ce37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314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Default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61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13" table:content-validation-name="val4"/>
          <table:table-cell table:style-name="ce316" table:content-validation-name="val5"/>
          <table:table-cell table:style-name="ce320" table:content-validation-name="val6"/>
          <table:table-cell table:style-name="ce322" table:content-validation-name="val7"/>
          <table:table-cell table:style-name="ce324" table:content-validation-name="val8"/>
          <table:table-cell table:style-name="ce326" table:content-validation-name="val9"/>
          <table:table-cell table:style-name="ce328" table:content-validation-name="val10"/>
          <table:table-cell table:style-name="ce331" table:content-validation-name="val11"/>
          <table:table-cell table:style-name="ce333" table:content-validation-name="val12"/>
          <table:table-cell table:style-name="ce335" table:content-validation-name="val13"/>
          <table:table-cell table:style-name="ce338" table:content-validation-name="val14"/>
          <table:table-cell table:style-name="ce341" table:content-validation-name="val15"/>
          <table:table-cell table:style-name="ce344" table:content-validation-name="val16"/>
          <table:table-cell table:style-name="ce346" table:content-validation-name="val17"/>
          <table:table-cell table:style-name="ce348" table:content-validation-name="val18"/>
          <table:table-cell table:style-name="ce350" table:content-validation-name="val19"/>
          <table:table-cell table:style-name="ce352" table:content-validation-name="val20"/>
          <table:table-cell table:style-name="ce354" table:content-validation-name="val21"/>
          <table:table-cell table:style-name="ce356" table:content-validation-name="val1"/>
          <table:table-cell table:style-name="ce369" table:number-columns-repeated="2"/>
          <table:table-cell table:style-name="ce37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47" table:default-cell-style-name="ce187"/>
        <table:table-column table:style-name="co34" table:default-cell-style-name="ce187"/>
        <table:table-column table:style-name="co14" table:default-cell-style-name="ce187"/>
        <table:table-column table:style-name="co48" table:number-columns-repeated="2" table:default-cell-style-name="ce259"/>
        <table:table-column table:style-name="co49" table:number-columns-repeated="2" table:default-cell-style-name="ce259"/>
        <table:table-column table:style-name="co53" table:default-cell-style-name="ce187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3"/>
          <draw:control draw:z-index="1" draw:text-style-name="P1" svg:width="33.7mm" svg:height="5.31mm" svg:x="1.92mm" svg:y="1.59mm" draw:control="control4"/>
        </table:shapes>
        <table:table-column table:style-name="co56" table:default-cell-style-name="ce20"/>
        <table:table-column table:style-name="co21" table:default-cell-style-name="ce33"/>
        <table:table-column table:style-name="co13" table:default-cell-style-name="ce33"/>
        <table:table-column table:style-name="co14" table:default-cell-style-name="ce33"/>
        <table:table-column table:style-name="co22" table:default-cell-style-name="ce33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19" table:content-validation-name="val2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2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19" office:value-type="string" calcext:value-type="string">
            <text:p>Notes 1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28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28" table:content-validation-name="val22"/>
          <table:table-cell table:number-columns-repeated="2"/>
          <table:table-cell table:content-validation-name="val23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2" table:default-cell-style-name="ce35"/>
        <table:table-column table:style-name="co33" table:number-columns-repeated="2" table:default-cell-style-name="ce35"/>
        <table:table-column table:style-name="co32" table:default-cell-style-name="ce35"/>
        <table:table-column table:style-name="co31" table:number-columns-repeated="2" table:default-cell-style-name="ce35"/>
        <table:table-column table:style-name="co34" table:default-cell-style-name="ce35"/>
        <table:table-column table:style-name="co35" table:number-columns-repeated="2" table:default-cell-style-name="ce35"/>
        <table:table-column table:style-name="co34" table:default-cell-style-name="ce35"/>
        <table:table-column table:style-name="co36" table:default-cell-style-name="ce35"/>
        <table:table-column table:style-name="co17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19" office:value-type="string" calcext:value-type="string">
            <text:p>Action Name</text:p>
          </table:table-cell>
          <table:table-cell table:style-name="ce19" office:value-type="string" calcext:value-type="string">
            <text:p>Modifiers</text:p>
          </table:table-cell>
          <table:table-cell table:style-name="ce19" office:value-type="string" calcext:value-type="string">
            <text:p>Input to Compare</text:p>
          </table:table-cell>
          <table:table-cell table:style-name="ce78" table:content-validation-name="val4"/>
          <table:table-cell table:style-name="ce197" table:content-validation-name="val5" office:value-type="string" calcext:value-type="string">
            <text:p>&gt; Phase 0 result</text:p>
          </table:table-cell>
          <table:table-cell table:style-name="ce197" table:content-validation-name="val6"/>
          <table:table-cell table:style-name="ce204" table:content-validation-name="val7"/>
          <table:table-cell table:style-name="ce207" table:content-validation-name="val8" office:value-type="string" calcext:value-type="string">
            <text:p>&gt; Phase 1 result</text:p>
          </table:table-cell>
          <table:table-cell table:style-name="ce207" table:content-validation-name="val9"/>
          <table:table-cell table:style-name="ce204" table:content-validation-name="val10"/>
          <table:table-cell table:style-name="ce207" table:content-validation-name="val11" office:value-type="string" calcext:value-type="string">
            <text:p>&gt; Phase 2 result</text:p>
          </table:table-cell>
          <table:table-cell table:style-name="ce207" table:content-validation-name="val12"/>
          <table:table-cell table:style-name="ce204" table:content-validation-name="val13"/>
          <table:table-cell table:style-name="ce207" table:content-validation-name="val14" office:value-type="string" calcext:value-type="string">
            <text:p>&gt; Phase 3 result</text:p>
          </table:table-cell>
          <table:table-cell table:style-name="ce207" table:content-validation-name="val15"/>
          <table:table-cell table:style-name="ce204" table:content-validation-name="val16"/>
          <table:table-cell table:style-name="ce207" table:content-validation-name="val17" office:value-type="string" calcext:value-type="string">
            <text:p>&gt; Phase 4 result</text:p>
          </table:table-cell>
          <table:table-cell table:style-name="ce207" table:content-validation-name="val18"/>
          <table:table-cell table:style-name="ce204" table:content-validation-name="val19"/>
          <table:table-cell table:style-name="ce207" table:content-validation-name="val20" office:value-type="string" calcext:value-type="string">
            <text:p>&gt; Phase 5 result</text:p>
          </table:table-cell>
          <table:table-cell table:style-name="ce207" table:content-validation-name="val21"/>
          <table:table-cell table:style-name="ce245" table:content-validation-name="val1" office:value-type="string" calcext:value-type="string">
            <text:p>Notes 1</text:p>
          </table:table-cell>
          <table:table-cell table:style-name="ce245" office:value-type="string" calcext:value-type="string">
            <text:p>Notes 2</text:p>
          </table:table-cell>
          <table:table-cell table:style-name="ce24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Default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78" table:content-validation-name="val7"/>
          <table:table-cell table:style-name="ce379" table:content-validation-name="val8"/>
          <table:table-cell table:style-name="ce380" table:content-validation-name="val9"/>
          <table:table-cell table:style-name="ce381" table:content-validation-name="val10"/>
          <table:table-cell table:style-name="ce382" table:content-validation-name="val11"/>
          <table:table-cell table:style-name="ce383" table:content-validation-name="val12"/>
          <table:table-cell table:style-name="ce384" table:content-validation-name="val13"/>
          <table:table-cell table:style-name="ce385" table:content-validation-name="val14"/>
          <table:table-cell table:style-name="ce386" table:content-validation-name="val15"/>
          <table:table-cell table:style-name="ce387" table:content-validation-name="val16"/>
          <table:table-cell table:style-name="ce388" table:content-validation-name="val17"/>
          <table:table-cell table:style-name="ce38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96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5:53:03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9-01-09T15:53:12.819000000</dc:date>
    <meta:editing-duration>P6DT19H5M31S</meta:editing-duration>
    <meta:editing-cycles>1161</meta:editing-cycles>
    <meta:generator>LibreOffice/5.4.0.3$Windows_X86_64 LibreOffice_project/7556cbc6811c9d992f4064ab9287069087d7f62c</meta:generator>
    <meta:document-statistic meta:table-count="12" meta:cell-count="2145" meta:object-count="4"/>
  </office:meta>
</office:document-meta>
</file>